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0944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0b6a" officeooo:paragraph-rsid="00230b6a"/>
    </style:style>
    <style:style style:name="P3" style:family="paragraph" style:parent-style-name="Standard">
      <style:paragraph-properties style:writing-mode="lr-tb"/>
      <style:text-properties officeooo:rsid="001effed" officeooo:paragraph-rsid="001effed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Calibri1" officeooo:rsid="002696f7" officeooo:paragraph-rsid="002696f7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Calibri1" officeooo:rsid="002ab5d7" officeooo:paragraph-rsid="002ab5d7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Calibri1" officeooo:rsid="002ab5d7" officeooo:paragraph-rsid="002ab5d7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Calibri1" fo:font-weight="bold" officeooo:rsid="002ab5d7" officeooo:paragraph-rsid="002ab5d7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libri1" officeooo:rsid="002b7aa3" officeooo:paragraph-rsid="002ab5d7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libri1" officeooo:rsid="002b7aa3" officeooo:paragraph-rsid="002b7aa3"/>
    </style:style>
    <style:style style:name="P10" style:family="paragraph" style:parent-style-name="Standard">
      <style:paragraph-properties style:writing-mode="lr-tb"/>
      <style:text-properties fo:font-weight="bold" officeooo:rsid="002696f7" officeooo:paragraph-rsid="002696f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1" officeooo:rsid="002772d3" officeooo:paragraph-rsid="002772d3"/>
    </style:style>
    <style:style style:name="P12" style:family="paragraph" style:parent-style-name="Table_20_Contents">
      <style:paragraph-properties fo:text-align="center" style:justify-single-word="false"/>
      <style:text-properties style:font-name="Calibri1" officeooo:rsid="0028bf07" officeooo:paragraph-rsid="0028bf07"/>
    </style:style>
    <style:style style:name="P13" style:family="paragraph" style:parent-style-name="Table_20_Contents">
      <style:paragraph-properties fo:text-align="center" style:justify-single-word="false"/>
      <style:text-properties style:font-name="Calibri1" officeooo:rsid="002ab5d7" officeooo:paragraph-rsid="002ab5d7"/>
    </style:style>
    <style:style style:name="T1" style:family="text">
      <style:text-properties officeooo:rsid="00230b6a"/>
    </style:style>
    <style:style style:name="T2" style:family="text">
      <style:text-properties style:text-position="super 58%" officeooo:rsid="00230b6a"/>
    </style:style>
    <style:style style:name="T3" style:family="text">
      <style:text-properties officeooo:rsid="0024d80d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ab5d7" style:font-weight-asian="normal" style:font-weight-complex="normal"/>
    </style:style>
    <style:style style:name="T8" style:family="text">
      <style:text-properties style:text-underline-style="none" fo:font-weight="normal" officeooo:rsid="002ba75c" style:font-weight-asian="normal" style:font-weight-complex="normal"/>
    </style:style>
    <style:style style:name="T9" style:family="text">
      <style:text-properties officeooo:rsid="002ab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 </text:span>| <text:span text:style-name="T1">3</text:span><text:span text:style-name="T2">rd</text:span><text:span text:style-name="T1"> </text:span>Quarter</text:p>
      <text:p text:style-name="P2">Task 5: <text:span text:style-name="T3">Research Framework and Scope and Limitations of the Study</text:span></text:p>
      <text:p text:style-name="P3">January <text:span text:style-name="T3">28</text:span> 2021</text:p>
      <text:p text:style-name="P3"/>
      <text:p text:style-name="P10">Proposed Topic:</text:p>
      <text:p text:style-name="P4"><text:span text:style-name="T4">Optimal Learning Strategy for Learning Python: A Qualitative Study on the Optimal Learning Strategy for Python Learners.</text:span><text:span text:style-name="T6"> </text:span></text:p>
      <text:p text:style-name="P4"><text:span text:style-name="T6"/></text:p>
      <table:table table:name="Table1" table:style-name="Table1">
        <table:table-column table:style-name="Table1.A" table:number-columns-repeated="3"/>
        <table:table-row table:style-name="TableLine1529210432704">
          <table:table-cell table:style-name="Table1.A1" office:value-type="string">
            <text:p text:style-name="P11">Input</text:p>
          </table:table-cell>
          <table:table-cell table:style-name="Table1.A1" office:value-type="string">
            <text:p text:style-name="P11">Process</text:p>
          </table:table-cell>
          <table:table-cell table:style-name="Table1.C1" office:value-type="string">
            <text:p text:style-name="P11">Output</text:p>
          </table:table-cell>
        </table:table-row>
        <table:table-row table:style-name="Table1.2">
          <table:table-cell table:style-name="Table1.A2" office:value-type="string">
            <text:p text:style-name="P13">Excessive multitude of learning resources in the internet on learning Python.</text:p>
          </table:table-cell>
          <table:table-cell table:style-name="Table1.A2" office:value-type="string">
            <text:p text:style-name="P13">Interview with experienced Python programmers, and notable Python teachers.</text:p>
          </table:table-cell>
          <table:table-cell table:style-name="Table1.C2" office:value-type="string">
            <text:p text:style-name="P12">Optimal Learning Strategy <text:span text:style-name="T9">for Python</text:span></text:p>
          </table:table-cell>
        </table:table-row>
      </table:table>
      <text:p text:style-name="P4"><text:span text:style-name="T6"/></text:p>
      <text:p text:style-name="P6"><text:span text:style-name="T6">Figure 1 Input-Process-Output Model of the Proposal</text:span></text:p>
      <text:p text:style-name="P5"><text:span text:style-name="T6"/></text:p>
      <text:p text:style-name="P5"><text:span text:style-name="T6"/></text:p>
      <text:p text:style-name="P7"><text:span text:style-name="T5">Scope of the Study:</text:span></text:p>
      <text:p text:style-name="P9"><text:span text:style-name="T6">The study is directed towards learning programming, Python as programming language specifically. This study may only cover online, individual/self-learning as the base method of studying or learning the language.</text:span></text:p>
      <text:p text:style-name="P9"><text:span text:style-name="T7"/></text:p>
      <text:p text:style-name="P7"><text:span text:style-name="T5">Limitation of the Study:</text:span></text:p>
      <text:p text:style-name="P8"><text:span text:style-name="T6">The study is limited to the students learning the Python programming language, </text:span><text:span text:style-name="T8">and Python as the language to be learned. The study may also be delimited to IPSA students who have a previous knowledge on C++ programming.</text:span></text:p>
      <text:p text:style-name="P5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6:42:53.003000000</meta:creation-date>
    <meta:editing-duration>P2DT13H2M46S</meta:editing-duration>
    <meta:editing-cycles>4</meta:editing-cycles>
    <meta:generator>LibreOffice/7.0.4.2$Windows_X86_64 LibreOffice_project/dcf040e67528d9187c66b2379df5ea4407429775</meta:generator>
    <dc:date>2021-01-31T08:24:23.729000000</dc:date>
    <meta:document-statistic meta:table-count="1" meta:image-count="0" meta:object-count="0" meta:page-count="1" meta:paragraph-count="16" meta:word-count="147" meta:character-count="979" meta:non-whitespace-character-count="847"/>
    <meta:template xlink:type="simple" xlink:actuate="onRequest" xlink:title="BAG2 Template" xlink:href="../../../../AppData/Roaming/LibreOffice/4/user/template/BAG2%20Template.ott" meta:date="2021-01-28T16:42:43.596000000"/>
  </office:meta>
</office:document-meta>
</file>